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59E616E3B38.png" manifest:media-type="image/png"/>
  <manifest:file-entry manifest:full-path="Pictures/100000010000101E00001D2FF8198B84.tif" manifest:media-type="image/tiff"/>
  <manifest:file-entry manifest:full-path="Pictures/1000000100000C4E00000ABD86481F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cccccc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02cm" svg:height="23.748cm" svg:x="0.882cm" svg:y="1.87cm">
          <draw:image xlink:href="Pictures/100000010000101E00001D2FF8198B84.tif" xlink:type="simple" xlink:show="embed" xlink:actuate="onLoad" draw:mime-type="image/tiff">
            <text:p/>
          </draw:image>
        </draw:frame>
        <draw:frame draw:style-name="gr1" draw:text-style-name="P1" draw:layer="layout" svg:width="9.68cm" svg:height="8.838cm" svg:x="0.827cm" svg:y="14.152cm">
          <draw:image xlink:href="Pictures/1000000100000C4E00000ABD86481F9E.png" xlink:type="simple" xlink:show="embed" xlink:actuate="onLoad" draw:mime-type="image/png">
            <text:p/>
          </draw:image>
        </draw:frame>
        <draw:frame draw:style-name="gr1" draw:text-style-name="P1" draw:layer="layout" svg:width="2.097cm" svg:height="6.019cm" svg:x="1.383cm" svg:y="16.888cm">
          <draw:image xlink:href="Pictures/10000000000001F50000059E616E3B38.png" xlink:type="simple" xlink:show="embed" xlink:actuate="onLoad" draw:mime-type="image/png">
            <text:p/>
          </draw:image>
        </draw:frame>
        <draw:custom-shape draw:style-name="gr2" draw:text-style-name="P3" draw:layer="layout" svg:width="0.5cm" svg:height="0.5cm" svg:x="1.952cm" svg:y="4.81cm">
          <text:p text:style-name="P2"><text:span text:style-name="T1">1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5cm" svg:height="0.5cm" svg:x="4.075cm" svg:y="5.762cm">
          <text:p text:style-name="P2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5cm" svg:height="0.5cm" svg:x="4.4cm" svg:y="6.083cm">
          <text:p text:style-name="P2"><text:span text:style-name="T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5cm" svg:height="0.5cm" svg:x="4.354cm" svg:y="10.171cm">
          <text:p text:style-name="P2"><text:span text:style-name="T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5cm" svg:height="0.5cm" svg:x="9.817cm" svg:y="10.977cm">
          <text:p text:style-name="P2"><text:span text:style-name="T1">8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5cm" svg:height="0.5cm" svg:x="6.614cm" svg:y="6.932cm">
          <text:p text:style-name="P2"><text:span text:style-name="T1">6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5cm" svg:height="0.5cm" svg:x="7.033cm" svg:y="8.938cm">
          <text:p text:style-name="P2"><text:span text:style-name="T1">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5cm" svg:height="0.5cm" svg:x="6.74cm" svg:y="12.406cm">
          <text:p text:style-name="P2"><text:span text:style-name="T1">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5cm" svg:height="0.5cm" svg:x="5.344cm" svg:y="7.936cm">
          <text:p text:style-name="P2"><text:span text:style-name="T1">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748cm" fo:page-height="27.6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0-22T09:45:59.618906600</dc:date>
    <meta:editing-duration>PT35M19S</meta:editing-duration>
    <meta:editing-cycles>9</meta:editing-cycles>
    <meta:generator>LibreOffice/25.2.5.2$Windows_X86_64 LibreOffice_project/03d19516eb2e1dd5d4ccd751a0d6f35f35e08022</meta:generator>
    <meta:document-statistic meta:object-count="12"/>
  </office:meta>
</office:document-meta>
</file>